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style:cell-protect="none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Nov_15.C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Nov_15.D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Nov_15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Nov_15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Nov_15.H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Nov_15.I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Nov_15.J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Nov_15.D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Nov_15.N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Nov_15.D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Nov_15.B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Nov_15.E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Nov_15.C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Nov_15.B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Nov_15.B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Nov_15.C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Nov_15.K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Nov_15.L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Nov_15.M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Nov_15.N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Nov_15.O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Nov_15.S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Nov_15.T4"/>
      <style:map style:condition="is-true-formula(msoxl:AND(NOT(ISBLANK(X4)),ISBLANK(Y4)))" style:apply-style-name="cf1" style:base-cell-address="Nov_15.Y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Nov_15.T4"/>
      <style:map style:condition="is-true-formula(msoxl:AND(NOT(ISBLANK(Y4)),ISBLANK(X4)))" style:apply-style-name="cf1" style:base-cell-address="Nov_15.X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Nov_15.R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Nov_15.R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Nov_15.T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M4)),ISBLANK(AL4)))" style:apply-style-name="cf1" style:base-cell-address="Nov_15.AL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4)),ISBLANK(AF4)))" style:apply-style-name="cf1" style:base-cell-address="Nov_15.AF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Nov_15.AK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5)),ISBLANK(AE5)))" style:apply-style-name="cf1" style:base-cell-address="Nov_15.AE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Nov_15.AD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Nov_15" table:style-name="ta1" table:print-ranges="Nov_15.A1:Nov_15.AN6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2" table:default-cell-style-name="ce19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2" table:style-name="ce45">
            <text:p>Organisation name</text:p>
          </table:table-cell>
          <table:table-cell office:value-type="string" table:number-columns-spanned="1" table:number-rows-spanned="3" table:content-validation-name="val2" table:style-name="ce4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4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5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3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4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9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6">
            <text:p>Grand Total paybill/staffing (payroll and non-payroll) costs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5">
            <text:p>AO/AA</text:p>
          </table:table-cell>
          <table:covered-table-cell/>
          <table:table-cell office:value-type="string" table:number-columns-spanned="2" table:number-rows-spanned="1" table:style-name="ce45">
            <text:p>EO</text:p>
          </table:table-cell>
          <table:covered-table-cell/>
          <table:table-cell office:value-type="string" table:number-columns-spanned="2" table:number-rows-spanned="1" table:style-name="ce45">
            <text:p>SEO/HEO</text:p>
          </table:table-cell>
          <table:covered-table-cell/>
          <table:table-cell office:value-type="string" table:number-columns-spanned="2" table:number-rows-spanned="1" table:style-name="ce45">
            <text:p>Grade 6/7</text:p>
          </table:table-cell>
          <table:covered-table-cell/>
          <table:table-cell office:value-type="string" table:number-columns-spanned="2" table:number-rows-spanned="1" table:style-name="ce45">
            <text:p>SCS</text:p>
          </table:table-cell>
          <table:covered-table-cell/>
          <table:table-cell office:value-type="string" table:number-columns-spanned="2" table:number-rows-spanned="1" table:style-name="ce45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45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5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9">
            <text:p>Interim managers</text:p>
          </table:table-cell>
          <table:covered-table-cell/>
          <table:table-cell office:value-type="string" table:number-columns-spanned="2" table:number-rows-spanned="1" table:style-name="ce39">
            <text:p>Specialist Contractors</text:p>
          </table:table-cell>
          <table:covered-table-cell/>
          <table:table-cell office:value-type="string" table:number-columns-spanned="2" table:number-rows-spanned="1" table:style-name="ce39">
            <text:p>Consultants/consultanc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5">
            <text:p>Salary</text:p>
          </table:table-cell>
          <table:table-cell office:value-type="string" table:number-columns-spanned="1" table:number-rows-spanned="2" table:style-name="ce45">
            <text:p>Allowances</text:p>
          </table:table-cell>
          <table:table-cell office:value-type="string" table:number-columns-spanned="1" table:number-rows-spanned="2" table:style-name="ce45">
            <text:p>Non-consolidated performance payments</text:p>
          </table:table-cell>
          <table:table-cell office:value-type="string" table:number-columns-spanned="1" table:number-rows-spanned="2" table:style-name="ce45">
            <text:p>Overtime</text:p>
          </table:table-cell>
          <table:table-cell office:value-type="string" table:number-columns-spanned="1" table:number-rows-spanned="2" table:style-name="ce45">
            <text:p>Employer pension contributions</text:p>
          </table:table-cell>
          <table:table-cell office:value-type="string" table:number-columns-spanned="1" table:number-rows-spanned="2" table:style-name="ce45">
            <text:p>Employer national insurance contributions</text:p>
          </table:table-cell>
          <table:table-cell office:value-type="string" table:number-columns-spanned="1" table:number-rows-spanned="2" table:style-name="ce45">
            <text:p>Total paybill for payroll staff</text:p>
          </table:table-cell>
          <table:table-cell office:value-type="string" table:number-columns-spanned="1" table:number-rows-spanned="2" table:style-name="ce45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5">
            <text:p>Total monthly cost of consultants/</text:p>
            <text:p>consultancy</text:p>
          </table:table-cell>
          <table:table-cell office:value-type="string" table:number-columns-spanned="1" table:number-rows-spanned="2" table:style-name="ce45">
            <text:p>Total non-payroll (CCL) staff costs</text:p>
          </table:table-cell>
          <table:covered-table-cell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" table:style-name="ce5">
            <text:p>Headcount</text:p>
          </table:table-cell>
          <table:table-cell office:value-type="string" table:content-validation-name="val2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8">
            <text:p>Ministerial Department</text:p>
          </table:table-cell>
          <table:table-cell office:value-type="string" table:style-name="ce48">
            <text:p>Department for International Development</text:p>
          </table:table-cell>
          <table:table-cell office:value-type="float" office:value="89" table:style-name="ce57">
            <text:p>89</text:p>
          </table:table-cell>
          <table:table-cell office:value-type="float" office:value="85.3" table:style-name="ce59">
            <text:p>85.3</text:p>
          </table:table-cell>
          <table:table-cell office:value-type="float" office:value="189" table:style-name="ce50">
            <text:p>189</text:p>
          </table:table-cell>
          <table:table-cell office:value-type="float" office:value="181.72" table:style-name="ce51">
            <text:p>181.72</text:p>
          </table:table-cell>
          <table:table-cell office:value-type="float" office:value="529" table:style-name="ce52">
            <text:p>529</text:p>
          </table:table-cell>
          <table:table-cell office:value-type="float" office:value="518.29" table:style-name="ce53">
            <text:p>518.29</text:p>
          </table:table-cell>
          <table:table-cell office:value-type="float" office:value="1121" table:style-name="ce54">
            <text:p>1121</text:p>
          </table:table-cell>
          <table:table-cell office:value-type="float" office:value="1086.04" table:style-name="ce64">
            <text:p>1086.04</text:p>
          </table:table-cell>
          <table:table-cell office:value-type="float" office:value="87" table:style-name="ce65">
            <text:p>87</text:p>
          </table:table-cell>
          <table:table-cell office:value-type="float" office:value="86.3" table:style-name="ce66">
            <text:p>86.3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2015" table:formula="msoxl:=SUM(D4,F4,H4,J4,L4,N4)" table:content-validation-name="val2" table:style-name="ce11">
            <text:p>2,015</text:p>
          </table:table-cell>
          <table:table-cell office:value-type="float" office:value="1957.6499999999999" table:formula="msoxl:=SUM(E4,G4,I4,K4,M4,O4)" table:content-validation-name="val2" table:style-name="ce11">
            <text:p>1,958</text:p>
          </table:table-cell>
          <table:table-cell office:value-type="float" office:value="12" table:style-name="ce72">
            <text:p>12</text:p>
          </table:table-cell>
          <table:table-cell office:value-type="float" office:value="12" table:style-name="ce69">
            <text:p>12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0">
            <text:p>NIL</text:p>
          </table:table-cell>
          <table:table-cell office:value-type="float" office:value="12" table:formula="msoxl:=SUM(R4,T4,V4,X4,)" table:style-name="ce12">
            <text:p>12</text:p>
          </table:table-cell>
          <table:table-cell office:value-type="float" office:value="12" table:formula="msoxl:=SUM(S4,U4,W4,Y4)" table:style-name="ce12">
            <text:p>12</text:p>
          </table:table-cell>
          <table:table-cell office:value-type="float" office:value="2027" table:formula="msoxl:=P4+Z4" table:content-validation-name="val2" table:style-name="ce13">
            <text:p>2,027</text:p>
          </table:table-cell>
          <table:table-cell office:value-type="float" office:value="1969.6499999999999" table:formula="msoxl:=Q4+AA4" table:content-validation-name="val2" table:style-name="ce13">
            <text:p>1,970</text:p>
          </table:table-cell>
          <table:table-cell office:value-type="currency" office:value="8133004.4199999999" table:content-validation-name="val1" table:style-name="ce14">
            <text:p>£8,133,004.42</text:p>
          </table:table-cell>
          <table:table-cell office:value-type="currency" office:value="66155.22" table:content-validation-name="val1" table:style-name="ce14">
            <text:p>£66,155.22</text:p>
          </table:table-cell>
          <table:table-cell office:value-type="string" table:style-name="ce76">
            <text:p>NIL</text:p>
          </table:table-cell>
          <table:table-cell office:value-type="currency" office:value="40720.82" table:content-validation-name="val1" table:style-name="ce14">
            <text:p>£40,720.82</text:p>
          </table:table-cell>
          <table:table-cell office:value-type="currency" office:value="1765810.39" table:content-validation-name="val1" table:style-name="ce14">
            <text:p>£1,765,810.39</text:p>
          </table:table-cell>
          <table:table-cell office:value-type="currency" office:value="603307.23" table:content-validation-name="val1" table:style-name="ce14">
            <text:p>£603,307.23</text:p>
          </table:table-cell>
          <table:table-cell office:value-type="currency" office:value="10608998.08" table:formula="msoxl:=SUM(AD4:AI4)" table:style-name="ce15">
            <text:p>£10,608,998.08</text:p>
          </table:table-cell>
          <table:table-cell office:value-type="currency" office:value="58287.510000000009" table:content-validation-name="val1" table:style-name="ce16">
            <text:p>£58,287.51</text:p>
          </table:table-cell>
          <table:table-cell office:value-type="string" table:style-name="ce75">
            <text:p>NIL</text:p>
          </table:table-cell>
          <table:table-cell office:value-type="currency" office:value="58287.510000000009" table:formula="msoxl:=SUM(AK4:AL4)" table:style-name="ce17">
            <text:p>£58,287.51</text:p>
          </table:table-cell>
          <table:table-cell office:value-type="currency" office:value="10667285.59" table:formula="msoxl:=SUM(AM4,AJ4)" table:style-name="ce18">
            <text:p>£10,667,285.59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61">
            <text:p>Executive Non-Departmental Public Body</text:p>
          </table:table-cell>
          <table:table-cell office:value-type="string" table:style-name="ce60">
            <text:p>Department for International Development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float" office:value="10" table:style-name="ce67">
            <text:p>10</text:p>
          </table:table-cell>
          <table:table-cell office:value-type="float" office:value="6" table:style-name="ce68">
            <text:p>6</text:p>
          </table:table-cell>
          <table:table-cell office:value-type="float" office:value="10" table:formula="msoxl:=SUM(D5,F5,H5,J5,L5,N5)" table:content-validation-name="val2" table:style-name="ce11">
            <text:p>10</text:p>
          </table:table-cell>
          <table:table-cell office:value-type="float" office:value="6" table:formula="msoxl:=SUM(E5,G5,I5,K5,M5,O5)" table:content-validation-name="val2" table:style-name="ce11">
            <text:p>6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float" office:value="0" table:formula="msoxl:=SUM(R5,T5,V5,X5,)" table:style-name="ce12">
            <text:p>0</text:p>
          </table:table-cell>
          <table:table-cell office:value-type="float" office:value="0" table:formula="msoxl:=SUM(S5,U5,W5,Y5)" table:style-name="ce12">
            <text:p>0</text:p>
          </table:table-cell>
          <table:table-cell office:value-type="float" office:value="10" table:formula="msoxl:=P5+Z5" table:content-validation-name="val2" table:style-name="ce13">
            <text:p>10</text:p>
          </table:table-cell>
          <table:table-cell office:value-type="float" office:value="6" table:formula="msoxl:=Q5+AA5" table:content-validation-name="val2" table:style-name="ce13">
            <text:p>6</text:p>
          </table:table-cell>
          <table:table-cell office:value-type="currency" office:value="13787.88" table:style-name="ce14">
            <text:p>£13,787.88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currency" office:value="13787.88" table:formula="msoxl:=SUM(AD5:AI5)" table:style-name="ce15">
            <text:p>£13,787.88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currency" office:value="0" table:formula="msoxl:=SUM(AK5:AL5)" table:style-name="ce17">
            <text:p>£0.00</text:p>
          </table:table-cell>
          <table:table-cell office:value-type="currency" office:value="13787.88" table:formula="msoxl:=SUM(AM5,AJ5)" table:style-name="ce18">
            <text:p>£13,787.88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62">
            <text:p>Executive Non-Departmental Public Body</text:p>
          </table:table-cell>
          <table:table-cell office:value-type="string" table:style-name="ce63">
            <text:p>Department for International Development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float" office:value="0" table:formula="msoxl:=SUM(D6,F6,H6,J6,L6,N6)" table:content-validation-name="val2" table:style-name="ce11">
            <text:p>0</text:p>
          </table:table-cell>
          <table:table-cell office:value-type="float" office:value="0" table:formula="msoxl:=SUM(E6,G6,I6,K6,M6,O6)" table:content-validation-name="val2" table:style-name="ce11">
            <text:p>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float" office:value="0" table:formula="msoxl:=SUM(R6,T6,V6,X6,)" table:style-name="ce12">
            <text:p>0</text:p>
          </table:table-cell>
          <table:table-cell office:value-type="float" office:value="0" table:formula="msoxl:=SUM(S6,U6,W6,Y6)" table:style-name="ce12">
            <text:p>0</text:p>
          </table:table-cell>
          <table:table-cell office:value-type="float" office:value="0" table:formula="msoxl:=P6+Z6" table:content-validation-name="val2" table:style-name="ce13">
            <text:p>0</text:p>
          </table:table-cell>
          <table:table-cell office:value-type="float" office:value="0" table:formula="msoxl:=Q6+AA6" table:content-validation-name="val2" table:style-name="ce13">
            <text:p>0</text:p>
          </table:table-cell>
          <table:table-cell office:value-type="string" table:style-name="ce79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currency" office:value="0" table:formula="msoxl:=SUM(AD6:AI6)" table:style-name="ce15">
            <text:p>£0.00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currency" office:value="0" table:formula="msoxl:=SUM(AK6:AL6)" table:style-name="ce17">
            <text:p>£0.00</text:p>
          </table:table-cell>
          <table:table-cell office:value-type="currency" office:value="0" table:formula="msoxl:=SUM(AM6,AJ6)" table:style-name="ce18">
            <text:p>£0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6-01-05T16:33:19Z</meta:creation-date>
    <dc:date>2016-01-05T16:46:30Z</dc:date>
  </office:meta>
</office:document-meta>
</file>